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635cm" fo:margin-right="0.635cm" fo:margin-top="0cm" fo:margin-bottom="0cm" loext:contextual-spacing="false" style:line-height-at-least="0.794cm" fo:orphans="2" fo:widows="2" fo:text-indent="0cm" style:auto-text-indent="false"/>
      <style:text-properties fo:font-variant="normal" fo:text-transform="none" fo:color="#242424" style:font-name="sohne" fo:font-size="18pt" fo:letter-spacing="normal" fo:font-style="normal" fo:font-weight="bold"/>
    </style:style>
    <style:style style:name="P2" style:family="paragraph" style:parent-style-name="Heading_20_1">
      <style:paragraph-properties fo:margin-left="0.635cm" fo:margin-right="0.635cm" fo:margin-top="0cm" fo:margin-bottom="0cm" loext:contextual-spacing="false" style:line-height-at-least="0.847cm" fo:orphans="2" fo:widows="2" fo:text-indent="0cm" style:auto-text-indent="false"/>
      <style:text-properties fo:font-variant="normal" fo:text-transform="none" fo:color="#242424" style:font-name="source-serif-pro" fo:font-size="15pt" fo:letter-spacing="normal" fo:font-style="normal" fo:font-weight="normal" style:font-name-asian="source-serif-pro" style:font-size-asian="15pt" style:font-style-asian="normal" style:font-weight-asian="normal" style:font-name-complex="source-serif-pro" style:font-size-complex="15pt" style:font-style-complex="normal" style:font-weight-complex="normal"/>
    </style:style>
    <style:style style:name="P3" style:family="paragraph" style:parent-style-name="Heading_20_1">
      <style:paragraph-properties fo:margin-left="0.635cm" fo:margin-right="0.635cm" fo:margin-top="0cm" fo:margin-bottom="0cm" loext:contextual-spacing="false" style:line-height-at-least="0.794cm" fo:orphans="2" fo:widows="2" fo:text-indent="0cm" style:auto-text-indent="false"/>
    </style:style>
    <style:style style:name="P4" style:family="paragraph" style:parent-style-name="Heading_20_2">
      <style:paragraph-properties fo:margin-left="0.635cm" fo:margin-right="0.635cm" fo:margin-top="0cm" fo:margin-bottom="0cm" loext:contextual-spacing="false" style:line-height-at-least="0.847cm" fo:orphans="2" fo:widows="2" fo:text-indent="0cm" style:auto-text-indent="false"/>
      <style:text-properties fo:font-variant="normal" fo:text-transform="none" fo:color="#242424" style:font-name="source-serif-pro" fo:font-size="15pt" fo:letter-spacing="normal" fo:font-style="normal" fo:font-weight="normal" style:font-name-asian="source-serif-pro" style:font-size-asian="15pt" style:font-style-asian="normal" style:font-weight-asian="normal" style:font-name-complex="source-serif-pro" style:font-size-complex="15pt" style:font-style-complex="normal" style:font-weight-complex="normal"/>
    </style:style>
    <style:style style:name="P5" style:family="paragraph" style:parent-style-name="Heading_20_2">
      <style:paragraph-properties fo:margin-left="0.635cm" fo:margin-right="0.635cm" fo:margin-top="0cm" fo:margin-bottom="0cm" loext:contextual-spacing="false" style:line-height-at-least="0.635cm" fo:orphans="2" fo:widows="2" fo:text-indent="0cm" style:auto-text-indent="false"/>
      <style:text-properties fo:font-variant="normal" fo:text-transform="none" fo:color="#242424" style:font-name="sohne" fo:font-size="15pt" fo:letter-spacing="normal" fo:font-style="normal" fo:font-weight="bold"/>
    </style:style>
    <style:style style:name="P6" style:family="paragraph" style:parent-style-name="Preformatted_20_Text">
      <loext:graphic-properties draw:fill="solid" draw:fill-color="#f2f2f2" draw:opacity="100%"/>
      <style:paragraph-properties fo:margin-left="0.635cm" fo:margin-right="0.635cm" fo:margin-top="1.482cm" fo:margin-bottom="0cm" loext:contextual-spacing="false" fo:line-height="118%" fo:orphans="2" fo:widows="2" fo:text-indent="0cm" style:auto-text-indent="false" fo:background-color="#f2f2f2" fo:padding="0cm" fo:border="none"/>
      <style:text-properties fo:font-variant="normal" fo:text-transform="none" fo:color="#242424" style:font-name="source-code-pro" fo:font-size="12pt" fo:letter-spacing="normal" fo:font-style="normal" fo:font-weight="normal"/>
    </style:style>
    <style:style style:name="P7" style:family="paragraph" style:parent-style-name="Preformatted_20_Text">
      <loext:graphic-properties draw:fill="solid" draw:fill-color="#f2f2f2" draw:opacity="100%"/>
      <style:paragraph-properties fo:margin-left="0.635cm" fo:margin-right="0.635cm" fo:margin-top="1.482cm" fo:margin-bottom="0cm" loext:contextual-spacing="false" fo:line-height="118%" fo:orphans="2" fo:widows="2" fo:text-indent="0cm" style:auto-text-indent="false" fo:background-color="#f2f2f2" fo:padding="0cm" fo:border="none"/>
      <style:text-properties fo:font-variant="normal" fo:text-transform="none" fo:color="#242424" style:font-name="source-code-pro" fo:font-size="14pt" fo:letter-spacing="normal" fo:font-style="normal" fo:font-weight="normal"/>
    </style:style>
    <style:style style:name="P8" style:family="paragraph" style:parent-style-name="Preformatted_20_Text">
      <loext:graphic-properties draw:fill="solid" draw:fill-color="#f2f2f2" draw:opacity="100%"/>
      <style:paragraph-properties fo:margin-left="0.635cm" fo:margin-right="0.635cm" fo:margin-top="1.482cm" fo:margin-bottom="0cm" loext:contextual-spacing="false" fo:line-height="118%" fo:orphans="2" fo:widows="2" fo:text-indent="0cm" style:auto-text-indent="false" fo:background-color="#f2f2f2" fo:padding="0cm" fo:border="none"/>
      <style:text-properties fo:font-variant="normal" fo:text-transform="none" fo:color="#242424" fo:letter-spacing="normal"/>
    </style:style>
    <style:style style:name="P9" style:family="paragraph" style:parent-style-name="Preformatted_20_Text">
      <loext:graphic-properties draw:fill="solid" draw:fill-color="#f2f2f2" draw:opacity="100%"/>
      <style:paragraph-properties fo:margin-left="0.635cm" fo:margin-right="0.635cm" fo:margin-top="1.482cm" fo:margin-bottom="0cm" loext:contextual-spacing="false" fo:line-height="118%" fo:orphans="2" fo:widows="2" fo:text-indent="0cm" style:auto-text-indent="false" fo:background-color="#f2f2f2" fo:padding="0cm" fo:border="none"/>
    </style:style>
    <style:style style:name="P10" style:family="paragraph" style:parent-style-name="Text_20_body">
      <style:text-properties fo:font-variant="normal" fo:text-transform="none" fo:color="#242424" style:font-name="source-serif-pro" fo:font-size="15pt" fo:letter-spacing="normal" fo:font-style="normal" fo:font-weight="normal" style:font-name-asian="source-serif-pro" style:font-size-asian="15pt" style:font-style-asian="normal" style:font-weight-asian="normal" style:font-name-complex="source-serif-pro" style:font-size-complex="15pt" style:font-style-complex="normal" style:font-weight-complex="normal"/>
    </style:style>
    <style:style style:name="P11" style:family="paragraph" style:parent-style-name="Text_20_body">
      <style:paragraph-properties fo:margin-top="0cm" fo:margin-bottom="0cm" loext:contextual-spacing="false" style:line-height-at-least="0.847cm" fo:orphans="2" fo:widows="2"/>
      <style:text-properties fo:font-variant="normal" fo:text-transform="none" fo:color="#242424" style:font-name="source-serif-pro" fo:font-size="15pt" fo:letter-spacing="normal" fo:font-style="normal" fo:font-weight="normal" style:font-name-asian="source-serif-pro" style:font-size-asian="15pt" style:font-style-asian="normal" style:font-weight-asian="normal" style:font-name-complex="source-serif-pro" style:font-size-complex="15pt" style:font-style-complex="normal" style:font-weight-complex="normal" loext:padding="0cm" loext:border="none"/>
    </style:style>
    <style:style style:name="P12" style:family="paragraph" style:parent-style-name="Text_20_body">
      <style:paragraph-properties fo:margin-top="0cm" fo:margin-bottom="0cm" loext:contextual-spacing="false" style:line-height-at-least="0.847cm" fo:orphans="2" fo:widows="2"/>
      <style:text-properties fo:font-variant="normal" fo:text-transform="none" fo:color="#242424" style:font-name="source-serif-pro" fo:font-size="15pt" fo:letter-spacing="normal" fo:font-style="normal" fo:font-weight="normal" style:font-name-asian="source-serif-pro" style:font-size-asian="15pt" style:font-style-asian="normal" style:font-weight-asian="normal" style:font-name-complex="source-serif-pro" style:font-size-complex="15pt" style:font-style-complex="normal" style:font-weight-complex="normal"/>
    </style:style>
    <style:style style:name="P13" style:family="paragraph" style:parent-style-name="Text_20_body">
      <style:paragraph-properties fo:margin-top="0cm" fo:margin-bottom="0cm" loext:contextual-spacing="false" style:line-height-at-least="0.847cm" fo:orphans="2" fo:widows="2"/>
    </style:style>
    <style:style style:name="P14" style:family="paragraph" style:parent-style-name="Text_20_body">
      <style:paragraph-properties fo:margin-left="0.635cm" fo:margin-right="0.635cm" fo:margin-top="0cm" fo:margin-bottom="0cm" loext:contextual-spacing="false" style:line-height-at-least="0.847cm" fo:orphans="2" fo:widows="2" fo:text-indent="0cm" style:auto-text-indent="false"/>
      <style:text-properties fo:font-variant="normal" fo:text-transform="none" fo:color="#242424" style:font-name="source-serif-pro" fo:font-size="15pt" fo:letter-spacing="normal" fo:font-style="normal" fo:font-weight="normal"/>
    </style:style>
    <style:style style:name="P15" style:family="paragraph" style:parent-style-name="Text_20_body">
      <style:paragraph-properties fo:margin-left="0.635cm" fo:margin-right="0.635cm" fo:margin-top="0cm" fo:margin-bottom="0cm" loext:contextual-spacing="false" style:line-height-at-least="0.847cm" fo:orphans="2" fo:widows="2" fo:text-indent="0cm" style:auto-text-indent="false"/>
      <style:text-properties fo:font-variant="normal" fo:text-transform="none" fo:color="#242424" style:font-name="source-serif-pro" fo:font-size="15pt" fo:letter-spacing="normal" fo:font-style="normal" fo:font-weight="normal" style:font-name-asian="source-serif-pro" style:font-size-asian="15pt" style:font-style-asian="normal" style:font-weight-asian="normal" style:font-name-complex="source-serif-pro" style:font-size-complex="15pt" style:font-style-complex="normal" style:font-weight-complex="normal"/>
    </style:style>
    <style:style style:name="P16" style:family="paragraph" style:parent-style-name="Text_20_body">
      <style:paragraph-properties fo:margin-left="0.635cm" fo:margin-right="0.635cm" fo:margin-top="0cm" fo:margin-bottom="0cm" loext:contextual-spacing="false" style:line-height-at-least="0.847cm" fo:orphans="2" fo:widows="2" fo:text-indent="0cm" style:auto-text-indent="false"/>
      <style:text-properties fo:font-variant="normal" fo:text-transform="none" fo:color="#242424" style:text-line-through-style="none" style:text-line-through-type="none" style:font-name="source-serif-pro" fo:font-size="15pt" fo:letter-spacing="normal" fo:font-style="normal" style:text-underline-style="none" fo:font-weight="normal" style:text-blinking="false" style:font-name-asian="source-serif-pro" style:font-size-asian="15pt" style:font-style-asian="normal" style:font-weight-asian="normal" style:font-name-complex="source-serif-pro" style:font-size-complex="15pt" style:font-style-complex="normal" style:font-weight-complex="normal" loext:padding="0.049cm" loext:border="1.5pt solid #ffffff"/>
    </style:style>
    <style:style style:name="P17" style:family="paragraph" style:parent-style-name="Text_20_body">
      <style:paragraph-properties fo:margin-left="0.635cm" fo:margin-right="0.635cm" fo:margin-top="0cm" fo:margin-bottom="0cm" loext:contextual-spacing="false" fo:orphans="2" fo:widows="2" fo:text-indent="0cm" style:auto-text-indent="false"/>
      <style:text-properties fo:font-variant="normal" fo:text-transform="none" fo:letter-spacing="normal"/>
    </style:style>
    <style:style style:name="P18" style:family="paragraph" style:parent-style-name="Text_20_body">
      <style:paragraph-properties fo:margin-left="0.635cm" fo:margin-right="0.635cm" fo:margin-top="0cm" fo:margin-bottom="0cm" loext:contextual-spacing="false" style:line-height-at-least="0.847cm" fo:orphans="2" fo:widows="2" fo:text-indent="0cm" style:auto-text-indent="false"/>
    </style:style>
    <style:style style:name="P19" style:family="paragraph" style:parent-style-name="Text_20_body">
      <style:paragraph-properties fo:margin-left="0.635cm" fo:margin-right="0.635cm" fo:margin-top="0cm" fo:margin-bottom="0cm" loext:contextual-spacing="false" fo:orphans="2" fo:widows="2" fo:text-indent="0cm" style:auto-text-indent="false"/>
    </style:style>
    <style:style style:name="P20" style:family="paragraph" style:parent-style-name="Text_20_body">
      <style:paragraph-properties fo:margin-left="0.635cm" fo:margin-right="0.635cm" style:line-height-at-least="0.847cm" fo:text-indent="0cm" style:auto-text-indent="false"/>
      <style:text-properties fo:font-variant="normal" fo:text-transform="none" fo:color="#242424" style:font-name="source-serif-pro" fo:font-size="15pt" fo:letter-spacing="normal" fo:font-style="normal" fo:font-weight="normal" style:font-name-asian="source-serif-pro" style:font-size-asian="15pt" style:font-style-asian="normal" style:font-weight-asian="normal" style:font-name-complex="source-serif-pro" style:font-size-complex="15pt" style:font-style-complex="normal" style:font-weight-complex="normal"/>
    </style:style>
    <style:style style:name="P21" style:family="paragraph" style:parent-style-name="Text_20_body">
      <style:paragraph-properties fo:margin-left="0.635cm" fo:margin-right="0.635cm" style:line-height-at-least="0.847cm" fo:text-indent="0cm" style:auto-text-indent="false"/>
    </style:style>
    <style:style style:name="P22" style:family="paragraph" style:parent-style-name="Text_20_body">
      <style:paragraph-properties fo:margin-left="0.318cm" fo:margin-right="0.635cm" fo:margin-top="0cm" fo:margin-bottom="0cm" loext:contextual-spacing="false" style:line-height-at-least="0.847cm" fo:orphans="2" fo:widows="2" fo:text-indent="0cm" style:auto-text-indent="false"/>
      <style:text-properties fo:font-variant="normal" fo:text-transform="none" fo:color="#242424" style:text-line-through-style="none" style:text-line-through-type="none" style:font-name="source-serif-pro" fo:font-size="15pt" fo:letter-spacing="normal" fo:font-style="normal" style:text-underline-style="none" fo:font-weight="normal" style:text-blinking="false" style:font-name-asian="source-serif-pro" style:font-size-asian="15pt" style:font-style-asian="normal" style:font-weight-asian="normal" style:font-name-complex="source-serif-pro" style:font-size-complex="15pt" style:font-style-complex="normal" style:font-weight-complex="normal" loext:padding="0.049cm" loext:border="1.5pt solid #ffffff"/>
    </style:style>
    <style:style style:name="P23" style:family="paragraph" style:parent-style-name="Text_20_body">
      <style:paragraph-properties fo:margin-left="0.953cm" fo:margin-right="0.635cm" fo:margin-top="0cm" fo:margin-bottom="0cm" loext:contextual-spacing="false" style:line-height-at-least="0.847cm" fo:orphans="2" fo:widows="2" fo:text-indent="0cm" style:auto-text-indent="false"/>
    </style:style>
    <style:style style:name="P24" style:family="paragraph" style:parent-style-name="Text_20_body">
      <style:paragraph-properties fo:margin-left="1.164cm" fo:margin-right="0.847cm" fo:margin-top="0cm" fo:margin-bottom="0cm" loext:contextual-spacing="false" style:line-height-at-least="0.847cm" fo:orphans="2" fo:widows="2" fo:text-indent="0cm" style:auto-text-indent="false"/>
      <style:text-properties fo:font-variant="normal" fo:text-transform="none" fo:color="#242424" style:font-name="source-serif-pro" fo:font-size="15pt" fo:letter-spacing="normal" fo:font-style="normal" fo:font-weight="normal" style:font-name-asian="source-serif-pro" style:font-size-asian="15pt" style:font-style-asian="normal" style:font-weight-asian="normal" style:font-name-complex="source-serif-pro" style:font-size-complex="15pt" style:font-style-complex="normal" style:font-weight-complex="normal"/>
    </style:style>
    <style:style style:name="P25" style:family="paragraph" style:parent-style-name="Text_20_body">
      <style:paragraph-properties fo:margin-left="0.953cm" fo:margin-right="0.741cm" fo:margin-top="0cm" fo:margin-bottom="0cm" loext:contextual-spacing="false" style:line-height-at-least="0.847cm" fo:orphans="2" fo:widows="2" fo:text-indent="0cm" style:auto-text-indent="false"/>
      <style:text-properties fo:font-variant="normal" fo:text-transform="none" fo:color="#242424" style:font-name="source-serif-pro" fo:font-size="15pt" fo:letter-spacing="normal" fo:font-style="normal" fo:font-weight="normal" style:font-name-asian="source-serif-pro" style:font-size-asian="15pt" style:font-style-asian="normal" style:font-weight-asian="normal" style:font-name-complex="source-serif-pro" style:font-size-complex="15pt" style:font-style-complex="normal" style:font-weight-complex="normal"/>
    </style:style>
    <style:style style:name="P26" style:family="paragraph" style:parent-style-name="Text_20_body">
      <style:paragraph-properties fo:margin-left="0.741cm" fo:margin-right="0.635cm" fo:margin-top="0cm" fo:margin-bottom="0cm" loext:contextual-spacing="false" style:line-height-at-least="0.847cm" fo:orphans="2" fo:widows="2" fo:text-indent="0cm" style:auto-text-indent="false"/>
      <style:text-properties fo:font-variant="normal" fo:text-transform="none" fo:color="#242424" style:font-name="source-serif-pro" fo:font-size="15pt" fo:letter-spacing="normal" fo:font-style="normal" fo:font-weight="normal" style:font-name-asian="source-serif-pro" style:font-size-asian="15pt" style:font-style-asian="normal" style:font-weight-asian="normal" style:font-name-complex="source-serif-pro" style:font-size-complex="15pt" style:font-style-complex="normal" style:font-weight-complex="normal" loext:padding-left="0cm" loext:padding-right="0cm" loext:padding-top="0.079cm" loext:padding-bottom="0.079cm" loext:border-left="none" loext:border-right="none" loext:border-top="0.06pt solid #f2f2f2" loext:border-bottom="0.06pt solid #f2f2f2"/>
    </style:style>
    <style:style style:name="P27" style:family="paragraph" style:parent-style-name="Text_20_body">
      <style:paragraph-properties fo:margin-left="1.693cm" fo:margin-right="1.693cm" fo:margin-top="0cm" fo:margin-bottom="0cm" loext:contextual-spacing="false" style:line-height-at-least="0.847cm" fo:orphans="2" fo:widows="2" fo:text-indent="0cm" style:auto-text-indent="false"/>
      <style:text-properties fo:font-variant="normal" fo:text-transform="none" fo:color="#242424" style:font-name="source-serif-pro" fo:font-size="15pt" fo:letter-spacing="normal" fo:font-style="normal" fo:font-weight="normal" style:font-name-asian="source-serif-pro" style:font-size-asian="15pt" style:font-style-asian="normal" style:font-weight-asian="normal" style:font-name-complex="source-serif-pro" style:font-size-complex="15pt" style:font-style-complex="normal" style:font-weight-complex="normal"/>
    </style:style>
    <style:style style:name="P28" style:family="paragraph" style:parent-style-name="Text_20_body" style:list-style-name="L1">
      <style:paragraph-properties fo:margin-left="1.429cm" fo:margin-right="0.635cm" fo:margin-top="0cm" fo:margin-bottom="0cm" loext:contextual-spacing="false" style:line-height-at-least="0.847cm" fo:orphans="2" fo:widows="2" fo:text-indent="0cm" style:auto-text-indent="false" fo:padding="0cm" fo:border="none"/>
    </style:style>
    <style:style style:name="P29" style:family="paragraph" style:parent-style-name="Text_20_body" style:list-style-name="L2">
      <style:paragraph-properties fo:margin-left="1.429cm" fo:margin-right="0.635cm" fo:margin-top="0cm" fo:margin-bottom="0cm" loext:contextual-spacing="false" style:line-height-at-least="0.847cm" fo:orphans="2" fo:widows="2" fo:text-indent="0cm" style:auto-text-indent="false" fo:padding="0cm" fo:border="none"/>
    </style:style>
    <style:style style:name="T1" style:family="text">
      <style:text-properties fo:font-size="12pt"/>
    </style:style>
    <style:style style:name="T2" style:family="text">
      <style:text-properties fo:font-variant="normal" fo:text-transform="none" fo:color="#242424" style:text-line-through-style="none" style:text-line-through-type="none" style:font-name="source-serif-pro" fo:font-size="15pt" fo:letter-spacing="normal" fo:font-style="normal" style:text-underline-style="none" fo:font-weight="normal" style:text-blinking="false" style:font-name-asian="source-serif-pro" style:font-size-asian="15pt" style:font-style-asian="normal" style:font-weight-asian="normal" style:font-name-complex="source-serif-pro" style:font-size-complex="15pt" style:font-style-complex="normal" style:font-weight-complex="normal"/>
    </style:style>
    <style:style style:name="T3" style:family="text">
      <style:text-properties fo:font-variant="normal" fo:text-transform="none" fo:color="#242424" style:font-name="source-serif-pro" fo:font-size="15pt" fo:letter-spacing="normal" fo:font-style="normal" fo:font-weight="normal"/>
    </style:style>
    <style:style style:name="T4" style:family="text">
      <style:text-properties fo:font-variant="normal" fo:text-transform="none" fo:color="#242424" style:font-name="source-serif-pro" fo:font-size="15pt" fo:letter-spacing="normal" fo:font-style="normal" fo:font-weight="normal" fo:background-color="#f2f2f2" loext:char-shading-value="0" style:font-name-asian="source-serif-pro" style:font-size-asian="15pt" style:font-style-asian="normal" style:font-weight-asian="normal" style:font-name-complex="source-serif-pro" style:font-size-complex="15pt" style:font-style-complex="normal" style:font-weight-complex="normal" loext:padding="0cm" loext:border="none"/>
    </style:style>
    <style:style style:name="T5" style:family="text">
      <style:text-properties fo:font-variant="normal" fo:text-transform="none" fo:color="#242424" style:font-name="source-serif-pro" fo:font-size="15pt" fo:letter-spacing="normal" fo:font-style="normal" fo:font-weight="normal" style:font-name-asian="source-serif-pro" style:font-size-asian="15pt" style:font-style-asian="normal" style:font-weight-asian="normal" style:font-name-complex="source-serif-pro" style:font-size-complex="15pt" style:font-style-complex="normal" style:font-weight-complex="normal"/>
    </style:style>
    <style:style style:name="T6" style:family="text">
      <style:text-properties fo:font-variant="normal" fo:text-transform="none" fo:color="#242424" style:font-name="source-serif-pro" fo:font-size="15pt" fo:letter-spacing="normal" fo:font-style="normal" style:text-underline-style="solid" style:text-underline-width="auto" style:text-underline-color="font-color" fo:font-weight="bold"/>
    </style:style>
    <style:style style:name="T7" style:family="text">
      <style:text-properties fo:font-variant="normal" fo:text-transform="none" fo:color="#242424" style:font-name="source-serif-pro" fo:font-size="15pt" fo:letter-spacing="normal" fo:font-style="normal" style:text-underline-style="solid" style:text-underline-width="auto" style:text-underline-color="font-color" fo:font-weight="normal"/>
    </style:style>
    <style:style style:name="T8" style:family="text">
      <style:text-properties fo:font-variant="normal" fo:text-transform="none" fo:color="#242424" style:font-name="source-serif-pro" fo:font-size="15pt" fo:letter-spacing="normal" fo:font-style="normal" style:text-underline-style="solid" style:text-underline-width="auto" style:text-underline-color="font-color" fo:font-weight="normal" style:font-name-asian="source-serif-pro" style:font-size-asian="15pt" style:font-style-asian="normal" style:font-weight-asian="normal" style:font-name-complex="source-serif-pro" style:font-size-complex="15pt" style:font-style-complex="normal" style:font-weight-complex="normal"/>
    </style:style>
    <style:style style:name="T9" style:family="text">
      <style:text-properties fo:font-variant="normal" fo:text-transform="none" fo:color="#242424" style:font-name="source-serif-pro" fo:font-size="15pt" fo:letter-spacing="normal" fo:font-style="normal" fo:font-weight="bold"/>
    </style:style>
    <style:style style:name="T10" style:family="text">
      <style:text-properties fo:font-variant="normal" fo:text-transform="none" fo:color="#242424" style:font-name="source-serif-pro" fo:font-size="15pt" fo:letter-spacing="normal" fo:font-style="italic" fo:font-weight="normal"/>
    </style:style>
    <style:style style:name="T11" style:family="text">
      <style:text-properties fo:font-variant="normal" fo:text-transform="none" fo:color="#242424" style:font-name="source-code-pro" fo:font-size="11.25pt" fo:letter-spacing="normal" fo:font-style="normal" fo:font-weight="normal" fo:background-color="#f2f2f2" loext:char-shading-value="0" loext:padding="0cm" loext:border="none"/>
    </style:style>
    <style:style style:name="T12" style:family="text">
      <style:text-properties fo:font-variant="normal" fo:text-transform="none" fo:color="#242424" style:font-name="source-code-pro" fo:font-size="11.25pt" fo:letter-spacing="normal" fo:font-style="normal" style:text-underline-style="solid" style:text-underline-width="auto" style:text-underline-color="font-color" fo:font-weight="normal" fo:background-color="#f2f2f2" loext:char-shading-value="0" loext:padding="0cm" loext:border="none"/>
    </style:style>
    <style:style style:name="T13" style:family="text">
      <style:text-properties fo:font-variant="normal" fo:text-transform="none" fo:color="#242424" style:font-name="source-code-pro" fo:font-size="12pt" fo:letter-spacing="normal" fo:font-style="normal" fo:font-weight="bold"/>
    </style:style>
    <style:style style:name="T14" style:family="text">
      <style:text-properties fo:font-variant="normal" fo:text-transform="none" fo:color="#242424" style:font-name="source-code-pro" fo:font-size="12pt" fo:letter-spacing="normal" fo:font-style="normal" fo:font-weight="normal"/>
    </style:style>
    <style:style style:name="T15" style:family="text">
      <style:text-properties fo:font-variant="normal" fo:text-transform="none" fo:color="#242424" style:font-name="source-code-pro" fo:font-size="12pt" fo:letter-spacing="normal" fo:font-style="normal" style:text-underline-style="solid" style:text-underline-width="auto" style:text-underline-color="font-color" fo:font-weight="normal"/>
    </style:style>
    <style:style style:name="T16" style:family="text">
      <style:text-properties fo:font-variant="normal" fo:text-transform="none" fo:color="#242424" style:font-name="inherit" fo:font-size="11.25pt" fo:letter-spacing="normal" fo:font-style="normal" fo:font-weight="bold" fo:background-color="#f2f2f2" loext:char-shading-value="0" loext:padding="0cm" loext:border="none"/>
    </style:style>
    <style:style style:name="T17" style:family="text">
      <style:text-properties fo:font-variant="normal" fo:text-transform="none" fo:color="#242424" style:font-name="sohne" fo:font-size="18pt" fo:letter-spacing="normal" fo:font-style="normal" fo:font-weight="bold" style:font-name-asian="source-serif-pro" style:font-size-asian="15pt" style:font-style-asian="normal" style:font-weight-asian="normal" style:font-name-complex="source-serif-pro" style:font-size-complex="15pt" style:font-style-complex="normal" style:font-weight-complex="normal"/>
    </style:style>
    <style:style style:name="T18" style:family="text">
      <style:text-properties style:font-name="source-code-pro" fo:font-size="12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 text:name="2b41"/><text:span text:style-name="T17">How to make your Python package available on PyPi</text:span><text:bookmark text:name="f880"/><text:span text:style-name="T3">In the following section we’ll explore the steps you need to follow in order to publish your Python package on PyPI and make it available on </text:span><text:span text:style-name="Source_20_Text"><text:span text:style-name="T11">pip</text:span></text:span><text:span text:style-name="T3">.</text:span></text:h>
      <text:h text:style-name="P5" text:outline-level="2"><text:bookmark text:name="2caa"/>Step 1: Ensure you have pip installed</text:h>
      <text:p text:style-name="P18"><text:bookmark text:name="9c23"/><text:span text:style-name="T3">If you are using Python 2 ≥ 2.7.9 or Python 3 ≥ 3.4 </text:span><text:span text:style-name="Source_20_Text"><text:span text:style-name="T11">pip</text:span></text:span><text:span text:style-name="T3"> should be already installed. But if for any reason you may need to install it simply run the commands below (instructions are suitable for Unix):</text:span></text:p>
      <text:p text:style-name="P6"><text:bookmark text:name="1438"/>curl https://bootstrap.pypa.io/get-pip.py -o get-pip.py</text:p>
      <text:p text:style-name="P6">python get-pip.py</text:p>
      <text:p text:style-name="P18"><text:bookmark text:name="86f2"/><text:span text:style-name="T3">And that’s it! You can ensure that </text:span><text:span text:style-name="Source_20_Text"><text:span text:style-name="T11">pip</text:span></text:span><text:span text:style-name="T3"> is now installed as below.</text:span></text:p>
      <text:p text:style-name="P9"><text:bookmark text:name="4546"/><text:span text:style-name="Strong_20_Emphasis"><text:span text:style-name="T13">$ </text:span></text:span><text:span text:style-name="T14">python -m pip --version</text:span></text:p>
      <text:p text:style-name="P6">pip X.Y.Z from .../site-packages/pip (python X.Y)</text:p>
      <text:h text:style-name="P5" text:outline-level="2"><text:bookmark text:name="2b94"/>Step 3: Package your Python code</text:h>
      <text:p text:style-name="P18"><text:bookmark text:name="cd8e"/><text:span text:style-name="T3">I created a sample project on GitHub so that it’s easier to demonstrate how to publish your own packages on PyPI. The project can be found on </text:span><text:a xlink:type="simple" xlink:href="https://github.com/gmyrianthous/example-publish-pypi" office:target-frame-name="_blank" xlink:show="new" text:style-name="Internet_20_link" text:visited-style-name="Visited_20_Internet_20_Link"><text:span text:style-name="T7">this link</text:span></text:a><text:span text:style-name="T3"> — normally you’ll need to create at least the files below:</text:span></text:p>
      <text:list xml:id="list2764135950" text:style-name="L1">
        <text:list-item>
          <text:p text:style-name="P28"><text:bookmark text:name="6e3c"/><text:span text:style-name="Source_20_Text"><text:span text:style-name="Strong_20_Emphasis"><text:span text:style-name="T16">README.rst</text:span></text:span></text:span><text:span text:style-name="T3">: It is highly recommended to include a </text:span><text:a xlink:type="simple" xlink:href="https://github.com/gmyrianthous/example-publish-pypi/blob/main/README.rst" office:target-frame-name="_blank" xlink:show="new" text:style-name="Internet_20_link" text:visited-style-name="Visited_20_Internet_20_Link"><text:span text:style-name="T7">README</text:span></text:a><text:span text:style-name="T3"> file where you should outline the basic functionality offered by your package. Additionally, you may also include installation instructions or usage guide.</text:span></text:p>
        </text:list-item>
        <text:list-item>
          <text:p text:style-name="P28"><text:bookmark text:name="c2d2"/><text:soft-page-break/><text:span text:style-name="Source_20_Text"><text:span text:style-name="Strong_20_Emphasis"><text:span text:style-name="T16">LICENSE.txt</text:span></text:span></text:span><text:span text:style-name="T3">: It’s always best to include a license in the package you intend to make it widely available. For more options and details refer to the </text:span><text:a xlink:type="simple" xlink:href="https://docs.github.com/en/github/creating-cloning-and-archiving-repositories/creating-a-repository-on-github/licensing-a-repository" office:target-frame-name="_blank" xlink:show="new" text:style-name="Internet_20_link" text:visited-style-name="Visited_20_Internet_20_Link"><text:span text:style-name="T7">Licensing a repository</text:span></text:a><text:span text:style-name="T3"> section of GitHub docs.</text:span></text:p>
        </text:list-item>
        <text:list-item>
          <text:p text:style-name="P28"><text:bookmark text:name="039d"/><text:span text:style-name="Source_20_Text"><text:span text:style-name="Strong_20_Emphasis"><text:span text:style-name="T16">setup.py</text:span></text:span></text:span><text:span text:style-name="Strong_20_Emphasis"><text:span text:style-name="T9">:</text:span></text:span><text:span text:style-name="T3"> This file should be placed into the top-level directory of your project structure. In this file you can specify configurations for your Python project. For more details you can refer to the </text:span><text:a xlink:type="simple" xlink:href="https://packaging.python.org/guides/distributing-packages-using-setuptools/#configuring-your-project" office:target-frame-name="_blank" xlink:show="new" text:style-name="Internet_20_link" text:visited-style-name="Visited_20_Internet_20_Link"><text:span text:style-name="T7">official documentation</text:span></text:a><text:span text:style-name="T3">. The </text:span><text:span text:style-name="Source_20_Text"><text:span text:style-name="T11">setup.py</text:span></text:span><text:span text:style-name="T3"> file for our example project can be found on </text:span><text:a xlink:type="simple" xlink:href="https://github.com/gmyrianthous/example-publish-pypi/blob/main/setup.py" office:target-frame-name="_blank" xlink:show="new" text:style-name="Internet_20_link" text:visited-style-name="Visited_20_Internet_20_Link"><text:span text:style-name="T7">GitHub</text:span></text:a><text:span text:style-name="T3"> and is identical to the one shown below.</text:span></text:p>
        </text:list-item>
      </text:list>
      <text:list xml:id="list3498309494" text:style-name="L2">
        <text:list-item>
          <text:p text:style-name="P29"><text:bookmark text:name="4357"/><text:span text:style-name="Source_20_Text"><text:span text:style-name="Strong_20_Emphasis"><text:span text:style-name="T16">setup.cfg</text:span></text:span></text:span><text:span text:style-name="T3">: This </text:span><text:a xlink:type="simple" xlink:href="https://github.com/gmyrianthous/example-publish-pypi/blob/main/setup.cfg" office:target-frame-name="_blank" xlink:show="new" text:style-name="Internet_20_link" text:visited-style-name="Visited_20_Internet_20_Link"><text:span text:style-name="T7">file</text:span></text:a><text:span text:style-name="T3"> contains default options for </text:span><text:span text:style-name="Source_20_Text"><text:span text:style-name="T11">setup.py</text:span></text:span><text:span text:style-name="T3"> commands.</text:span></text:p>
        </text:list-item>
      </text:list>
      <text:p text:style-name="P14"><text:bookmark text:name="4ac9"/>The overall structure of our example project is shown below</text:p>
      <text:p text:style-name="P6"><text:bookmark text:name="3380"/>.</text:p>
      <text:p text:style-name="P8">├── <text:span text:style-name="T18">LICENSE.txt</text:span></text:p>
      <text:p text:style-name="P8">├── <text:span text:style-name="T18">README.rst</text:span></text:p>
      <text:p text:style-name="P8">├── <text:span text:style-name="T18">setup.cfg</text:span></text:p>
      <text:p text:style-name="P8">├── <text:span text:style-name="T18">setup.py</text:span></text:p>
      <text:p text:style-name="P8">├── <text:span text:style-name="T18">src</text:span></text:p>
      <text:p text:style-name="P8"><text:soft-page-break/>│ <text:s text:c="2"/>├── <text:span text:style-name="T18">example_publish_pypi_medium</text:span></text:p>
      <text:p text:style-name="P8">│ <text:s text:c="2"/>│ <text:s text:c="2"/>├── <text:span text:style-name="T18">__init__.py</text:span></text:p>
      <text:p text:style-name="P8">│ <text:s text:c="2"/>│ <text:s text:c="2"/>└── <text:span text:style-name="T18">example</text:span></text:p>
      <text:p text:style-name="P8">│ <text:s text:c="2"/>│ <text:s text:c="6"/>├── <text:span text:style-name="T18">__init__.py</text:span></text:p>
      <text:p text:style-name="P8">│ <text:s text:c="2"/>│ <text:s text:c="6"/>└── <text:span text:style-name="T18">custom_sklearn.py</text:span></text:p>
      <text:p text:style-name="P8">├── <text:span text:style-name="T18">tests</text:span></text:p>
      <text:p text:style-name="P8">│ <text:s text:c="2"/>├── <text:span text:style-name="T18">__init__.py</text:span></text:p>
      <text:p text:style-name="P8">│ <text:s text:c="2"/>└── <text:span text:style-name="T18">example</text:span></text:p>
      <text:p text:style-name="P8">│ <text:s text:c="6"/>├── <text:span text:style-name="T18">__init__.py</text:span></text:p>
      <text:p text:style-name="P8">│ <text:s text:c="6"/>└── <text:span text:style-name="T18">test_custom_sklearn.py</text:span></text:p>
      <text:p text:style-name="P18"><text:bookmark text:name="06f3"/><text:span text:style-name="T3">Now we just need to publish our package on PyPI so that other users can install it on their local machines. Note that our example package depends on </text:span><text:span text:style-name="Source_20_Text"><text:span text:style-name="T11">scikit-learn</text:span></text:span><text:span text:style-name="T3"> and this dependency is explicitly specified in </text:span><text:span text:style-name="Source_20_Text"><text:span text:style-name="T11">setup.py</text:span></text:span><text:span text:style-name="T3"> file. Therefore, when users install your package using say </text:span><text:span text:style-name="Source_20_Text"><text:span text:style-name="T11">pip</text:span></text:span><text:span text:style-name="T3">, the specified dependencies will also be installed.</text:span></text:p>
      <text:h text:style-name="P5" text:outline-level="2"><text:bookmark text:name="4880"/><text:soft-page-break/>Step 3: Create the source distribution of the package</text:h>
      <text:p text:style-name="P14"><text:bookmark text:name="ee4f"/>Now that our source code is structured and contains all the required files for packaging we can go ahead and create the source distribution.</text:p>
      <text:p text:style-name="P18"><text:bookmark text:name="29cd"/><text:span text:style-name="T3">A source distribution — commonly referred to as </text:span><text:span text:style-name="Emphasis"><text:span text:style-name="T10">sdist</text:span></text:span><text:span text:style-name="T3"> — is a distribution that contains the </text:span><text:span text:style-name="Source_20_Text"><text:span text:style-name="T11">setup.py</text:span></text:span><text:span text:style-name="T3"> file along with the source code and data files (as specified in the </text:span><text:span text:style-name="Source_20_Text"><text:span text:style-name="T11">setup.py</text:span></text:span><text:span text:style-name="T3"> and/or </text:span><text:span text:style-name="Source_20_Text"><text:span text:style-name="T11">setup.cfg</text:span></text:span><text:span text:style-name="T3">)</text:span></text:p>
      <text:p text:style-name="P14"><text:bookmark text:name="9612"/>You can create the source distribution of the package by running the command given below:</text:p>
      <text:p text:style-name="P6"><text:bookmark text:name="0c37"/>python setup.py sdist</text:p>
      <text:p text:style-name="P18"><text:bookmark text:name="58a4"/><text:span text:style-name="T3">If everything goes to plan should create a </text:span><text:span text:style-name="Source_20_Text"><text:span text:style-name="T11">.tar.gz</text:span></text:span><text:span text:style-name="T3"> file under the newly created directory </text:span><text:span text:style-name="Source_20_Text"><text:span text:style-name="T11">dist</text:span></text:span><text:span text:style-name="T3">. In my case </text:span><text:span text:style-name="Source_20_Text"><text:span text:style-name="T11">setuptools</text:span></text:span><text:span text:style-name="T3"> also added a </text:span><text:span text:style-name="Source_20_Text"><text:span text:style-name="T11">MANIFEST</text:span></text:span><text:span text:style-name="T3"> file too.</text:span></text:p>
      <text:p text:style-name="P18"><text:bookmark text:name="b77d"/><text:span text:style-name="Strong_20_Emphasis"><text:span text:style-name="T9">Note:</text:span></text:span><text:span text:style-name="T3"> If by any chance you’ve got a warning similar to</text:span></text:p>
      <text:p text:style-name="P6"><text:bookmark text:name="bbe5"/>Unknown distribution option: 'install_requires'</text:p>
      <text:p text:style-name="P14"><text:bookmark text:name="ebc9"/>you can ignore it for now.</text:p>
      <text:h text:style-name="P5" text:outline-level="2"><text:bookmark text:name="6d37"/>Step 4: Install twine</text:h>
      <text:p text:style-name="P18"><text:bookmark text:name="55c6"/><text:a xlink:type="simple" xlink:href="https://pypi.org/project/twine/#:~:text=Twine%20is%20a%20utility%20for,and%20links%20to%20additional%20resources." office:target-frame-name="_blank" xlink:show="new" text:style-name="Internet_20_link" text:visited-style-name="Visited_20_Internet_20_Link"><text:span text:style-name="Source_20_Text"><text:span text:style-name="T12">twine</text:span></text:span></text:a><text:span text:style-name="T3"> is a utility package that is used for publishing Python packages on PyPI.</text:span></text:p>
      <text:p text:style-name="P6"><text:bookmark text:name="6332"/>pip install twine</text:p>
      <text:h text:style-name="P5" text:outline-level="2"><text:bookmark text:name="2b78"/>Step 5: Create a PyPI Account</text:h>
      <text:p text:style-name="P18"><text:bookmark text:name="6662"/><text:span text:style-name="T3">In order to publish a package on PyPI you have to create an account. You can do so by visiting this </text:span><text:a xlink:type="simple" xlink:href="https://pypi.org/account/register/" office:target-frame-name="_blank" xlink:show="new" text:style-name="Internet_20_link" text:visited-style-name="Visited_20_Internet_20_Link"><text:span text:style-name="T7">link</text:span></text:a><text:span text:style-name="T3">. It’s completely free and to sign up you just need to provide your e-mail address, a username and password.</text:span></text:p>
      <text:h text:style-name="P5" text:outline-level="2"><text:bookmark text:name="9d2d"/><text:soft-page-break/>Step 6: Upload the source distribution on PyPI</text:h>
      <text:p text:style-name="P18"><text:bookmark text:name="cb02"/><text:span text:style-name="T3">Finally, we’ll now use </text:span><text:span text:style-name="Source_20_Text"><text:span text:style-name="T11">twine</text:span></text:span><text:span text:style-name="T3"> in order to upload the created source distribution on PyPI.</text:span></text:p>
      <text:p text:style-name="P6"><text:bookmark text:name="36f6"/>twine upload dist/*</text:p>
      <text:p text:style-name="P14"><text:bookmark text:name="dcec"/>You will be prompted to type your username and password and your package will be finally made available on PyPI:</text:p>
      <text:p text:style-name="P6"><text:bookmark text:name="a2b3"/>twine upload dist/*</text:p>
      <text:p text:style-name="P9"><text:span text:style-name="T14">Uploading distributions to </text:span><text:a xlink:type="simple" xlink:href="https://upload.pypi.org/legacy/" office:target-frame-name="_blank" xlink:show="new" text:style-name="Internet_20_link" text:visited-style-name="Visited_20_Internet_20_Link"><text:span text:style-name="T15">https://upload.pypi.org/legacy/</text:span></text:a></text:p>
      <text:p text:style-name="P6">Enter your username: YOUR_USER_NAME</text:p>
      <text:p text:style-name="P6">Enter your password: YOUR_PASSWORD</text:p>
      <text:p text:style-name="P6">Uploading example_publish_pypi_medium-0.6.tar.gz</text:p>
      <text:p text:style-name="P7"><text:span text:style-name="T1">100%|██████████████████████████████████████████████████████████████| 3.49k/3.49k [00:01&lt;00:00, 2.17kB/s]</text:span><text:bookmark text:name="d619"/><text:span text:style-name="T1">View at:</text:span></text:p>
      <text:p text:style-name="P9"><text:a xlink:type="simple" xlink:href="https://pypi.org/project/example-publish-pypi/0.1/" office:target-frame-name="_blank" xlink:show="new" text:style-name="Internet_20_link" text:visited-style-name="Visited_20_Internet_20_Link"><text:span text:style-name="T15">https://pypi.org/project/example-publish-pypi-medium/0.6/</text:span></text:a></text:p>
      <text:p text:style-name="P18"><text:bookmark text:name="9c37"/><text:span text:style-name="T3">Voila! Our example package is now available on </text:span><text:a xlink:type="simple" xlink:href="https://pypi.org/project/example-publish-pypi-medium/0.6/" office:target-frame-name="_blank" xlink:show="new" text:style-name="Internet_20_link" text:visited-style-name="Visited_20_Internet_20_Link"><text:span text:style-name="T7">PyPI</text:span></text:a><text:span text:style-name="T3">.</text:span></text:p>
      <text:h text:style-name="P1" text:outline-level="1"><text:bookmark text:name="1af8"/>Installing the published package with pip</text:h>
      <text:p text:style-name="P14"><text:bookmark text:name="6a1c"/>Now let’s verify that our package works as expected.</text:p>
      <text:p text:style-name="P17"/>
      <text:p text:style-name="P18"><text:bookmark text:name="51fc"/><text:soft-page-break/><text:span text:style-name="T3">As we already mentioned, the default source index of </text:span><text:span text:style-name="Source_20_Text"><text:span text:style-name="T11">pip</text:span></text:span><text:span text:style-name="T3"> is PyPI. Therefore, our package can be installed directly from </text:span><text:span text:style-name="Source_20_Text"><text:span text:style-name="T11">pip</text:span></text:span><text:span text:style-name="T3">. To do so, run</text:span></text:p>
      <text:p text:style-name="P6"><text:bookmark text:name="8798"/>pip install example-publish-pypi-medium==0.6</text:p>
      <text:p text:style-name="P18"><text:bookmark text:name="32e5"/><text:span text:style-name="T3">The package should be successfully installed on your local machine. If you inspect the output you’ll also see that </text:span><text:span text:style-name="Source_20_Text"><text:span text:style-name="T11">scikit-learn</text:span></text:span><text:span text:style-name="T3"> is also installed since it is a dependency that we also specified while we were packaging our source code.</text:span></text:p>
      <text:p text:style-name="P14"><text:bookmark text:name="7057"/>Finally, we can verify that the package works as expected:</text:p>
      <text:p text:style-name="P6"><text:bookmark text:name="4336"/>$ python3</text:p>
      <text:p text:style-name="P6">&gt;&gt;&gt; from example_publish_pypi_medium.example import custom_sklearn&gt;&gt;&gt; custom_sklearn.get_sklearn_version()</text:p>
      <text:p text:style-name="P6">'0.24.1'</text:p>
      <text:h text:style-name="P1" text:outline-level="1"><text:bookmark text:name="b3c4"/>Final Thoughts</text:h>
      <text:p text:style-name="P14"><text:bookmark text:name="a7f7"/>It’s important to know how you can distribute your Python packages and make them widely available. In today’s article we discussed how PyPI is used as a central repository containing Python packages. Additionally, we’ve seen how to package and publish your own Python package to PyPI so that it is widely available.</text:p>
      <text:p text:style-name="P18"><text:bookmark text:name="5510"/><text:span text:style-name="T3">Note however that it is highly recommended to use </text:span><text:a xlink:type="simple" xlink:href="https://packaging.python.org/guides/using-testpypi/" office:target-frame-name="_blank" xlink:show="new" text:style-name="Internet_20_link" text:visited-style-name="Visited_20_Internet_20_Link"><text:span text:style-name="Strong_20_Emphasis"><text:span text:style-name="T6">TestPyPI</text:span></text:span></text:a><text:span text:style-name="T3">, which is a separate test instance of the original index that allows users to try out distribution tools and processes without affecting the real index. Once you </text:span><text:soft-page-break/><text:span text:style-name="T3">verify that everything behaves as expected you can then publish it to the real PyPI using the commands we explored earlier.</text:span></text:p>
      <text:p text:style-name="P19"/>
      <text:h text:style-name="P2" text:outline-level="1"><text:bookmark text:name="6a22"/>How to Upload Your Python Package to PyPI</text:h>
      <text:h text:style-name="P4" text:outline-level="2"><text:bookmark text:name="3d1b"/>A step by step guide for making your Python package available on pip</text:h>
      <text:p text:style-name="P16"><draw:a xlink:type="simple" xlink:href="https://gmyrianthous.medium.com/?source=post_page-----de1b363a1b3--------------------------------"><draw:frame draw:style-name="fr1" draw:name="Изображение1" text:anchor-type="as-char" svg:width="1.217cm" svg:height="1.217cm" draw:z-index="0"><draw:image xlink:href="https://miro.medium.com/v2/resize:fill:88:88/1*h7N9lGEJNfg1RtRbm--OCw.jpeg" xlink:type="simple" xlink:show="embed" xlink:actuate="onLoad"/><svg:title>Giorgos Myrianthous</svg:title></draw:frame></draw:a></text:p>
      <text:p text:style-name="P22"><draw:a xlink:type="simple" xlink:href="https://towardsdatascience.com/?source=post_page-----de1b363a1b3--------------------------------"><draw:frame draw:style-name="fr1" draw:name="Изображение2" text:anchor-type="as-char" svg:width="0.688cm" svg:height="0.688cm" draw:z-index="1"><draw:image xlink:href="https://miro.medium.com/v2/resize:fill:48:48/1*CJe3891yB1A1mzMdqemkdg.jpeg" xlink:type="simple" xlink:show="embed" xlink:actuate="onLoad"/><svg:title>Towards Data Science</svg:title></draw:frame></draw:a></text:p>
      <text:p text:style-name="P23"><text:a xlink:type="simple" xlink:href="https://gmyrianthous.medium.com/?source=post_page-----de1b363a1b3--------------------------------" text:style-name="Internet_20_link" text:visited-style-name="Visited_20_Internet_20_Link"><text:span text:style-name="T2">Giorgos Myrianthous</text:span></text:a></text:p>
      <text:p text:style-name="P24">·</text:p>
      <text:p text:style-name="P25">Published in</text:p>
      <text:p text:style-name="P23"><text:a xlink:type="simple" xlink:href="https://towardsdatascience.com/?source=post_page-----de1b363a1b3--------------------------------" text:style-name="Internet_20_link" text:visited-style-name="Visited_20_Internet_20_Link"><text:span text:style-name="T2">Towards Data Science</text:span></text:a></text:p>
      <text:p text:style-name="P24">·</text:p>
      <text:p text:style-name="P12">5 min read</text:p>
      <text:p text:style-name="P11">·</text:p>
      <text:p text:style-name="P12">Jun 7, 2021</text:p>
      <text:p text:style-name="P26">4</text:p>
      <text:p text:style-name="P27"><text:soft-page-break/><draw:frame draw:style-name="fr1" draw:name="Изображение3" text:anchor-type="as-char" svg:width="31.538cm" svg:height="17.648cm" draw:z-index="2"><draw:image xlink:href="https://miro.medium.com/v2/resize:fit:1000/1*0uAs7e4qX4RGIHoz4sIgPA.jpeg" xlink:type="simple" xlink:show="embed" xlink:actuate="onLoad"/></draw:frame></text:p>
      <text:p text:style-name="P13"><text:span text:style-name="T5"> </text:span><text:a xlink:type="simple" xlink:href="https://unsplash.com/@kellysikkema?utm_source=unsplash&amp;utm_medium=referral&amp;utm_content=creditCopyText" office:target-frame-name="_blank" xlink:show="new" text:style-name="Internet_20_link" text:visited-style-name="Visited_20_Internet_20_Link"><text:span text:style-name="T8">Kelly Sikkema</text:span></text:a><text:span text:style-name="T5"> on </text:span><text:a xlink:type="simple" xlink:href="https://unsplash.com/s/photos/packaging?utm_source=unsplash&amp;utm_medium=referral&amp;utm_content=creditCopyText" office:target-frame-name="_blank" xlink:show="new" text:style-name="Internet_20_link" text:visited-style-name="Visited_20_Internet_20_Link"><text:span text:style-name="T8">Unsplash</text:span></text:a></text:p>
      <text:p text:style-name="P15"><text:bookmark text:name="1e5d"/>You wrote a new Python package that solves a specific problem and it’s now time to share it with the wider Python community. To do so, you need to upload the package to a central repository that can be accessed by developers across the globe.</text:p>
      <text:p text:style-name="P15"><text:bookmark text:name="15ff"/>In today’s article we are going to discuss how PyPI lets developers share packages with other people who may wish to use that particular functionality in their own <text:soft-page-break/>application. Additionally, we are going to introduce a step-by-step guide to help you upload your Python package on PyPi so that it is available to every Python user. I’ll use a real end-to-end example so that all the steps are crystal clear.</text:p>
      <text:h text:style-name="P2" text:outline-level="1"><text:bookmark text:name="3ea6"/>What is PyPI</text:h>
      <text:p text:style-name="P21"><text:bookmark text:name="abac"/><text:span text:style-name="T5">The </text:span><text:a xlink:type="simple" xlink:href="https://pypi.org/" office:target-frame-name="_blank" xlink:show="new" text:style-name="Internet_20_link" text:visited-style-name="Visited_20_Internet_20_Link"><text:span text:style-name="Strong_20_Emphasis"><text:span text:style-name="T8">Python Package Index</text:span></text:span></text:a><text:span text:style-name="Strong_20_Emphasis"><text:span text:style-name="T5">, </text:span></text:span><text:span text:style-name="T5">abbreviated as PyPI, is the official repository of software for the Python programming language. By default, </text:span><text:span text:style-name="Source_20_Text"><text:span text:style-name="T4">pip</text:span></text:span><text:span text:style-name="T5"> — which is the most popular Python package manager — uses PyPI as the source for retrieving package dependencies.</text:span></text:p>
      <text:p text:style-name="P20"><text:bookmark text:name="0929"/>PyPI lets you find, install and even publish your Python packages so that they are widely available to the public. More than 300,000 different packages are currently published in the index with more than 2,500,000 releases being distributed to users.</text:p>
      <text:p text:style-name="P10"/>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30T15:12:57.031816644</meta:creation-date>
    <dc:date>2023-10-30T15:16:41.462709370</dc:date>
    <meta:editing-duration>PT3M50S</meta:editing-duration>
    <meta:editing-cycles>1</meta:editing-cycles>
    <meta:document-statistic meta:table-count="0" meta:image-count="3" meta:object-count="0" meta:page-count="9" meta:paragraph-count="90" meta:word-count="1123" meta:character-count="6930" meta:non-whitespace-character-count="5851"/>
    <meta:generator>LibreOffice/6.4.7.2$Linux_X86_64 LibreOffice_project/40$Build-2</meta:generator>
  </office:meta>
</office:document-meta>
</file>